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-left="0.75pt solid #808080" fo:border-right="0.75pt solid #808080" fo:border-top="0.75pt solid #808080" fo:border-bottom="0.05pt solid #808080"/>
    </style:style>
    <style:style style:name="表格1.A2" style:family="table-cell">
      <style:table-cell-properties style:vertical-align="middle" fo:padding="0.079cm" fo:border-left="0.75pt solid #808080" fo:border-right="0.75pt solid #808080" fo:border-top="none" fo:border-bottom="0.05pt solid #808080"/>
    </style:style>
    <style:style style:name="表格1.A4" style:family="table-cell">
      <style:table-cell-properties style:vertical-align="middle" fo:padding="0.079cm" fo:border-left="0.75pt solid #808080" fo:border-right="0.75pt solid #808080" fo:border-top="none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表格2.A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3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style:vertical-align="middle" fo:padding="0.079cm" fo:border-left="0.75pt solid #808080" fo:border-right="0.75pt solid #808080" fo:border-top="0.75pt solid #808080" fo:border-bottom="0.05pt solid #808080"/>
    </style:style>
    <style:style style:name="表格3.A2" style:family="table-cell">
      <style:table-cell-properties style:vertical-align="middle" fo:padding="0.079cm" fo:border-left="0.75pt solid #808080" fo:border-right="0.75pt solid #808080" fo:border-top="none" fo:border-bottom="0.75pt solid #808080"/>
    </style:style>
    <style:style style:name="表格4" style:family="table">
      <style:table-properties style:width="17cm" style:rel-width="100%" table:align="left"/>
    </style:style>
    <style:style style:name="表格4.A" style:family="table-column">
      <style:table-column-properties style:column-width="1.182cm" style:rel-column-width="4555*"/>
    </style:style>
    <style:style style:name="表格4.B" style:family="table-column">
      <style:table-column-properties style:column-width="15.819cm" style:rel-column-width="60980*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fo:padding="0.079cm" fo:border-left="0.75pt solid #808080" fo:border-right="none" fo:border-top="0.75pt solid #808080" fo:border-bottom="0.05pt solid #808080"/>
    </style:style>
    <style:style style:name="表格4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表格4.A2" style:family="table-cell">
      <style:table-cell-properties fo:padding="0.079cm" fo:border-left="0.75pt solid #808080" fo:border-right="none" fo:border-top="none" fo:border-bottom="0.05pt solid #808080"/>
    </style:style>
    <style:style style:name="表格4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4.A3" style:family="table-cell">
      <style:table-cell-properties fo:padding="0.079cm" fo:border-left="0.75pt solid #808080" fo:border-right="none" fo:border-top="none" fo:border-bottom="0.75pt solid #808080"/>
    </style:style>
    <style:style style:name="表格4.B3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表格5" style:family="table">
      <style:table-properties style:width="17cm" style:rel-width="100%" table:align="left"/>
    </style:style>
    <style:style style:name="表格5.A" style:family="table-column">
      <style:table-column-properties style:column-width="17cm" style:rel-column-width="65535*"/>
    </style:style>
    <style:style style:name="表格5.1" style:family="table-row">
      <style:table-row-properties fo:background-color="#ffffff">
        <style:background-image/>
      </style:table-row-properties>
    </style:style>
    <style:style style:name="表格5.A1" style:family="table-cell">
      <style:table-cell-properties style:vertical-align="middle" fo:padding="0.079cm" fo:border="0.75pt solid #808080"/>
    </style:style>
    <style:style style:name="表格6" style:family="table">
      <style:table-properties style:width="17cm" style:rel-width="100%" table:align="left"/>
    </style:style>
    <style:style style:name="表格6.A" style:family="table-column">
      <style:table-column-properties style:column-width="17cm" style:rel-column-width="65535*"/>
    </style:style>
    <style:style style:name="表格6.1" style:family="table-row">
      <style:table-row-properties fo:background-color="#ffffff">
        <style:background-image/>
      </style:table-row-properties>
    </style:style>
    <style:style style:name="表格6.A1" style:family="table-cell">
      <style:table-cell-properties style:vertical-align="middle" fo:padding="0.079cm" fo:border="0.75pt solid #808080"/>
    </style:style>
    <style:style style:name="P1" style:family="paragraph" style:parent-style-name="Standard">
      <style:text-properties fo:font-size="17.1000003814697pt" fo:font-weight="normal" officeooo:rsid="001583aa" officeooo:paragraph-rsid="001583aa" style:font-size-asian="15pt" style:language-asian="zh" style:country-asian="CN" style:font-weight-asian="normal" style:font-size-complex="17.1000003814697pt" style:font-weight-complex="normal"/>
    </style:style>
    <style:style style:name="P2" style:family="paragraph" style:parent-style-name="Standard">
      <style:text-properties fo:font-size="17.1000003814697pt" fo:font-weight="normal" officeooo:rsid="001583aa" officeooo:paragraph-rsid="001583aa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1811cc" officeooo:paragraph-rsid="001811cc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1b9b38" officeooo:paragraph-rsid="001b9b38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26pt" fo:font-weight="bold" officeooo:rsid="001583aa" officeooo:paragraph-rsid="001583aa" style:font-size-asian="26pt" style:language-asian="zh" style:country-asian="CN" style:font-weight-asian="bold" style:font-size-complex="26pt" style:font-weight-complex="bold"/>
    </style:style>
    <style:style style:name="P6" style:family="paragraph" style:parent-style-name="Standard">
      <style:text-properties fo:font-size="26pt" fo:font-weight="bold" officeooo:rsid="0019231a" officeooo:paragraph-rsid="0019231a" style:font-size-asian="26pt" style:language-asian="zh" style:country-asian="CN" style:font-weight-asian="bold" style:font-size-complex="26pt" style:font-weight-complex="bold"/>
    </style:style>
    <style:style style:name="P7" style:family="paragraph" style:parent-style-name="Standard">
      <style:text-properties fo:font-size="24pt" fo:font-weight="bold" officeooo:rsid="001a65ae" officeooo:paragraph-rsid="001a65ae" style:font-size-asian="24pt" style:language-asian="zh" style:country-asian="CN" style:font-weight-asian="bold" style:font-size-complex="24pt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字节流概述</text:p>
      <text:p text:style-name="P6">使用字节流可以对任何文件进行拷贝</text:p>
      <text:p text:style-name="P1">1,字节输入流：InputStream:常用子类:FileInputStream</text:p>
      <text:p text:style-name="P1">2,字节输出流: OutputStream:常用子类:FileOutStream</text:p>
      <text:p text:style-name="P1">1.InputStream</text:p>
      <text:p text:style-name="P3">因为InputStream是抽象类,学习它的子类</text:p>
      <text:p text:style-name="P3">FileInputStream:</text:p>
      <text:p text:style-name="P3">构造器: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Table_20_Contents"><text:span text:style-name="Source_20_Text"><text:span text:style-name="T1"><office:annotation><dc:date>2017-12-29T10:07:55.489000000</dc:date><text:p>HTML: &lt;NOSCRIPT&gt;</text:p></office:annotation></text:span></text:span><text:span text:style-name="Source_20_Text"><text:span text:style-name="T1"><office:annotation><dc:date>2017-12-29T10:07:55.489000000</dc:date><text:p>HTML: &lt;/NOSCRIPT&gt;</text:p></office:annotation></text:span></text:span><text:span text:style-name="Source_20_Text"><text:span text:style-name="T1">FileInputStream</text:span></text:span><text:span text:style-name="Source_20_Text">(</text:span><text:span text:style-name="Source_20_Text">File</text:span><text:span text:style-name="Source_20_Text"> file)</text:span> <text:line-break/>          通过打开一个到实际文件的连接来创建一个 <text:span text:style-name="Source_20_Text">FileInputStream</text:span>，该文件通过文件系统中的 <text:span text:style-name="Source_20_Text">File</text:span> 对象 <text:span text:style-name="Source_20_Text">file</text:span> 指定。</text:p>
          </table:table-cell>
        </table:table-row>
        <table:table-row table:style-name="表格3.1">
          <table:table-cell table:style-name="表格3.A2" office:value-type="string">
            <text:p text:style-name="Table_20_Contents"><text:span text:style-name="Source_20_Text"><text:span text:style-name="T1">FileInputStream</text:span></text:span><text:span text:style-name="Source_20_Text">(</text:span><text:span text:style-name="Source_20_Text">String</text:span><text:span text:style-name="Source_20_Text"> name)</text:span> <text:line-break/>          通过打开一个到实际文件的连接来创建一个 <text:span text:style-name="Source_20_Text">FileInputStream</text:span>，该文件通过文件系统中的路径名 <text:span text:style-name="Source_20_Text">name</text:span> 指定。</text:p>
          </table:table-cell>
        </table:table-row>
      </table:table>
      <text:p text:style-name="P3">读取方法:</text:p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9"><office:annotation><dc:date>2017-12-29T10:08:33.370000000</dc:date><text:p>HTML: &lt;NOSCRIPT&gt;</text:p></office:annotation><office:annotation><dc:date>2017-12-29T10:08:33.370000000</dc:date><text:p>HTML: &lt;/NOSCRIPT&gt;</text:p></office:annotation></text:p>
          </table:table-cell>
          <table:table-cell table:style-name="表格4.B1" office:value-type="string">
            <text:p text:style-name="Table_20_Contents"><text:span text:style-name="Source_20_Text"><text:span text:style-name="T1">read</text:span></text:span><text:span text:style-name="Source_20_Text">()</text:span> <text:line-break/>          从此输入流中读取一个数据字节。</text:p>
          </table:table-cell>
        </table:table-row>
        <table:table-row table:style-name="表格4.1">
          <table:table-cell table:style-name="表格4.A2" office:value-type="string">
            <text:p text:style-name="P8"><text:span text:style-name="Source_20_Text"> </text:span><text:span text:style-name="Source_20_Text"><text:span text:style-name="T2">int</text:span></text:span></text:p>
          </table:table-cell>
          <table:table-cell table:style-name="表格4.B2" office:value-type="string">
            <text:p text:style-name="Table_20_Contents"><text:span text:style-name="Source_20_Text"><text:span text:style-name="T1">read</text:span></text:span><text:span text:style-name="Source_20_Text">(byte[] b)</text:span> <text:line-break/>          从此输入流中将最多 <text:span text:style-name="Source_20_Text">b.length</text:span> 个字节的数据读入一个 byte 数组中。</text:p>
          </table:table-cell>
        </table:table-row>
        <table:table-row table:style-name="表格4.1">
          <table:table-cell table:style-name="表格4.A3" office:value-type="string">
            <text:p text:style-name="P8"><text:span text:style-name="Source_20_Text"> </text:span><text:span text:style-name="Source_20_Text"><text:span text:style-name="T2">int</text:span></text:span></text:p>
          </table:table-cell>
          <table:table-cell table:style-name="表格4.B3" office:value-type="string">
            <text:p text:style-name="Table_20_Contents"><text:span text:style-name="Source_20_Text"><text:span text:style-name="T1">read</text:span></text:span><text:span text:style-name="Source_20_Text">(byte[] b, int off, int len)</text:span> <text:line-break/>          从此输入流中将最多 <text:span text:style-name="Source_20_Text">len</text:span> 个字节的数据读入一个 byte 数组中。</text:p>
          </table:table-cell>
        </table:table-row>
      </table:table>
      <text:p text:style-name="P3"/>
      <text:p text:style-name="P1"/>
      <text:p text:style-name="P1"/>
      <text:p text:style-name="P1"/>
      <text:p text:style-name="P1">2.OutputStream</text:p>
      <text:p text:style-name="P3">FileOutputStream:</text:p>
      <text:p text:style-name="P1">构造器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<text:span text:style-name="Source_20_Text"><text:span text:style-name="T1"><office:annotation><dc:date>2017-12-29T09:30:18.658000000</dc:date><text:p>HTML: &lt;NOSCRIPT&gt;</text:p></office:annotation></text:span></text:span><text:span text:style-name="Source_20_Text"><text:span text:style-name="T1"><office:annotation><dc:date>2017-12-29T09:30:18.659000000</dc:date><text:p>HTML: &lt;/NOSCRIPT&gt;</text:p></office:annotation></text:span></text:span><text:span text:style-name="Source_20_Text"><text:span text:style-name="T1">FileOutputStream</text:span></text:span><text:span text:style-name="Source_20_Text">(File file)</text:span> <text:line-break/>          创建一个向指定 <text:span text:style-name="Source_20_Text">File</text:span> 对象表示的文件中写入数据的文件输出流。</text:p>
          </table:table-cell>
        </table:table-row>
        <table:table-row table:style-name="表格1.1">
          <table:table-cell table:style-name="表格1.A2" office:value-type="string">
            <text:p text:style-name="Table_20_Contents"><text:span text:style-name="Source_20_Text"><text:span text:style-name="T1">FileOutputStream</text:span></text:span><text:span text:style-name="Source_20_Text">(File file, boolean append)</text:span> <text:line-break/>          创建一个向指定 <text:span text:style-name="Source_20_Text">File</text:span> 对象表示的文件中写入数据的文件输出流。</text:p>
          </table:table-cell>
        </table:table-row>
        <table:table-row table:style-name="表格1.1">
          <table:table-cell table:style-name="表格1.A2" office:value-type="string">
            <text:p text:style-name="Table_20_Contents"><text:span text:style-name="Source_20_Text"><text:span text:style-name="T1">FileOutputStream</text:span></text:span><text:span text:style-name="Source_20_Text">(String name)</text:span> <text:line-break/>          创建一个向具有指定名称的文件中写入数据的输出文件流。</text:p>
          </table:table-cell>
        </table:table-row>
        <table:table-row table:style-name="表格1.1">
          <table:table-cell table:style-name="表格1.A4" office:value-type="string">
            <text:p text:style-name="Table_20_Contents"><text:span text:style-name="Source_20_Text"><text:span text:style-name="T1">FileOutputStream</text:span></text:span><text:span text:style-name="Source_20_Text">(String name, boolean append)</text:span> <text:line-break/>          创建一个向具有指定 <text:span text:style-name="Source_20_Text">name</text:span> 的文件中写入数据的输出文件流。</text:p>
          </table:table-cell>
        </table:table-row>
      </table:table>
      <text:p text:style-name="P3">写入的方法:</text:p>
      <text:p text:style-name="P3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Table_20_Contents"><text:span text:style-name="Source_20_Text"><text:span text:style-name="T1">write</text:span></text:span><text:span text:style-name="Source_20_Text">(byte[] b)</text:span> <text:line-break/><text:soft-page-break/>          将 <text:span text:style-name="Source_20_Text">b.length</text:span> 个字节从指定 byte 数组写入此文件输出流中。</text:p>
          </table:table-cell>
        </table:table-row>
        <table:table-row table:style-name="表格2.1">
          <table:table-cell table:style-name="表格2.A2" office:value-type="string">
            <text:p text:style-name="Table_20_Contents"><text:span text:style-name="Source_20_Text"><text:span text:style-name="T1">write</text:span></text:span><text:span text:style-name="Source_20_Text">(byte[] b, int off, int len)</text:span> <text:line-break/>          将指定 byte 数组中从偏移量 <text:span text:style-name="Source_20_Text">off</text:span> 开始的 <text:span text:style-name="Source_20_Text">len</text:span> 个字节写入此文件输出流。</text:p>
          </table:table-cell>
        </table:table-row>
        <table:table-row table:style-name="表格2.1">
          <table:table-cell table:style-name="表格2.A3" office:value-type="string">
            <text:p text:style-name="Table_20_Contents"><text:span text:style-name="Source_20_Text"><text:span text:style-name="T1">write</text:span></text:span><text:span text:style-name="Source_20_Text">(int b)</text:span> <text:line-break/>          将指定字节写入此文件输出流。</text:p>
          </table:table-cell>
        </table:table-row>
      </table:table>
      <text:p text:style-name="P3"/>
      <text:p text:style-name="P7">字节流的高效缓冲区</text:p>
      <text:p text:style-name="P4">BufferedInputStream高效缓冲输入流</text:p>
      <text:p text:style-name="P4">构造器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Table_20_Contents"><text:span text:style-name="Source_20_Text"><text:span text:style-name="T1"><office:annotation><dc:date>2017-12-29T11:35:45.442000000</dc:date><text:p>HTML: &lt;NOSCRIPT&gt;</text:p></office:annotation></text:span></text:span><text:span text:style-name="Source_20_Text"><text:span text:style-name="T1"><office:annotation><dc:date>2017-12-29T11:35:45.442000000</dc:date><text:p>HTML: &lt;/NOSCRIPT&gt;</text:p></office:annotation></text:span></text:span><text:span text:style-name="Source_20_Text"><text:span text:style-name="T1">BufferedInputStream</text:span></text:span><text:span text:style-name="Source_20_Text">(</text:span><text:span text:style-name="Source_20_Text">InputStream</text:span><text:span text:style-name="Source_20_Text"> in)</text:span> <text:line-break/>          创建一个 <text:span text:style-name="Source_20_Text">BufferedInputStream</text:span> 并保存其参数，即输入流 <text:span text:style-name="Source_20_Text">in</text:span>，以便将来使用。</text:p>
          </table:table-cell>
        </table:table-row>
      </table:table>
      <text:p text:style-name="P4">BufferedOutputStream高效缓冲输出流</text:p>
      <text:p text:style-name="P4">构造器</text:p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Table_20_Contents"><text:span text:style-name="Source_20_Text"><text:span text:style-name="T1"><office:annotation><dc:date>2017-12-29T11:37:42.652000000</dc:date><text:p>HTML: &lt;NOSCRIPT&gt;</text:p></office:annotation></text:span></text:span><text:span text:style-name="Source_20_Text"><text:span text:style-name="T1"><office:annotation><dc:date>2017-12-29T11:37:42.652000000</dc:date><text:p>HTML: &lt;/NOSCRIPT&gt;</text:p></office:annotation></text:span></text:span><text:span text:style-name="Source_20_Text"><text:span text:style-name="T1">BufferedOutputStream</text:span></text:span><text:span text:style-name="Source_20_Text">(</text:span><text:span text:style-name="Source_20_Text">OutputStream</text:span><text:span text:style-name="Source_20_Text"> out)</text:span> <text:line-break/>          创建一个新的缓冲输出流，以将数据写入指定的底层输出流。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M35S</meta:editing-duration>
    <meta:editing-cycles>5</meta:editing-cycles>
    <meta:generator>LibreOffice/5.3.0.3$Windows_X86_64 LibreOffice_project/7074905676c47b82bbcfbea1aeefc84afe1c50e1</meta:generator>
    <dc:date>2017-12-29T13:18:26.423000000</dc:date>
    <meta:document-statistic meta:table-count="6" meta:image-count="0" meta:object-count="0" meta:page-count="2" meta:paragraph-count="35" meta:word-count="518" meta:character-count="1325" meta:non-whitespace-character-count="1094"/>
    <meta:user-defined meta:name="Info 1"/>
    <meta:user-defined meta:name="Info 2"/>
    <meta:user-defined meta:name="Info 3"/>
    <meta:user-defined meta:name="Info 4"/>
  </office:meta>
</office:document-meta>
</file>